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102cm" svg:stroke-color="#999999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3" style:family="graphic" style:parent-style-name="objectwithoutfill">
      <style:graphic-properties draw:stroke="solid" svg:stroke-width="0.102cm" svg:stroke-color="#999999" draw:fill="solid" draw:fill-color="#e6e6ff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normal"/>
    </style:style>
    <style:style style:name="P3" style:family="paragraph">
      <style:text-properties fo:color="#b3b3b3" fo:font-size="24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4.935cm" svg:height="4.986cm" svg:x="11.467cm" svg:y="7.773cm">
          <text:p/>
        </draw:ellipse>
        <draw:circle draw:style-name="gr1" draw:text-style-name="P1" draw:layer="layout" svg:width="10.125cm" svg:height="10.125cm" svg:x="8.872cm" svg:y="5.28cm">
          <text:p/>
        </draw:circle>
        <draw:circle draw:style-name="gr1" draw:text-style-name="P1" draw:layer="layout" svg:width="15.315cm" svg:height="15.315cm" svg:x="6.328cm" svg:y="2.685cm">
          <text:p/>
        </draw:circle>
        <draw:frame draw:style-name="gr2" draw:text-style-name="P2" draw:layer="layout" svg:width="3.047cm" svg:height="1.297cm" svg:x="12.466cm" svg:y="9.456cm">
          <draw:text-box>
            <text:p text:style-name="P2">Kernel</text:p>
          </draw:text-box>
        </draw:frame>
        <draw:frame draw:style-name="gr2" draw:text-style-name="P3" draw:layer="layout" svg:width="3.284cm" svg:height="1.297cm" svg:x="12.347cm" svg:y="13.324cm">
          <draw:text-box>
            <text:p text:style-name="P3">Drivers</text:p>
          </draw:text-box>
        </draw:frame>
        <draw:frame draw:style-name="gr2" draw:text-style-name="P3" draw:layer="layout" svg:width="6.857cm" svg:height="1.297cm" svg:x="10.561cm" svg:y="15.87cm">
          <draw:text-box>
            <text:p text:style-name="P3">Servicios del SO</text:p>
          </draw:text-box>
        </draw:frame>
        <draw:frame draw:style-name="gr2" draw:text-style-name="P2" draw:layer="layout" svg:width="5.345cm" svg:height="1.297cm" svg:x="11.317cm" svg:y="18.528cm">
          <draw:text-box>
            <text:p text:style-name="P2">Aplicaciones</text:p>
          </draw:text-box>
        </draw:frame>
        <draw:circle draw:style-name="gr1" draw:text-style-name="P1" draw:layer="layout" svg:width="20.25cm" svg:height="20.25cm" svg:x="3.839cm" svg:y="0.294cm">
          <text:p/>
        </draw:circle>
        <draw:frame draw:style-name="gr2" draw:text-style-name="P2" draw:layer="layout" svg:width="1.074cm" svg:height="1.297cm" svg:x="13.452cm" svg:y="10.428cm">
          <draw:text-box>
            <text:p text:style-name="P2">0</text:p>
          </draw:text-box>
        </draw:frame>
        <draw:frame draw:style-name="gr2" draw:text-style-name="P2" draw:layer="layout" svg:width="1.074cm" svg:height="1.297cm" svg:x="16.489cm" svg:y="10.428cm">
          <draw:text-box>
            <text:p text:style-name="P2">1</text:p>
          </draw:text-box>
        </draw:frame>
        <draw:frame draw:style-name="gr2" draw:text-style-name="P2" draw:layer="layout" svg:width="1.074cm" svg:height="1.297cm" svg:x="19.475cm" svg:y="10.428cm">
          <draw:text-box>
            <text:p text:style-name="P2">2</text:p>
          </draw:text-box>
        </draw:frame>
        <draw:frame draw:style-name="gr2" draw:text-style-name="P2" draw:layer="layout" svg:width="1.074cm" svg:height="1.297cm" svg:x="22.461cm" svg:y="10.428cm">
          <draw:text-box>
            <text:p text:style-name="P2">3</text:p>
          </draw:text-box>
        </draw:frame>
      </draw:page>
      <draw:page draw:name="page2" draw:style-name="dp1" draw:master-page-name="Default">
        <draw:ellipse draw:style-name="gr3" draw:text-style-name="P1" draw:layer="layout" svg:width="4.935cm" svg:height="4.986cm" svg:x="11.467cm" svg:y="7.773cm">
          <text:p/>
        </draw:ellipse>
        <draw:circle draw:style-name="gr1" draw:text-style-name="P1" draw:layer="layout" svg:width="10.125cm" svg:height="10.125cm" svg:x="8.872cm" svg:y="5.28cm">
          <text:p/>
        </draw:circle>
        <draw:circle draw:style-name="gr1" draw:text-style-name="P1" draw:layer="layout" svg:width="15.315cm" svg:height="15.315cm" svg:x="6.328cm" svg:y="2.685cm">
          <text:p/>
        </draw:circle>
        <draw:frame draw:style-name="gr2" draw:text-style-name="P2" draw:layer="layout" svg:width="4.41cm" svg:height="1.297cm" svg:x="11.804cm" svg:y="9.456cm">
          <draw:text-box>
            <text:p text:style-name="P2">Hipervisor</text:p>
          </draw:text-box>
        </draw:frame>
        <draw:frame draw:style-name="gr2" draw:text-style-name="P2" draw:layer="layout" svg:width="5.354cm" svg:height="1.297cm" svg:x="11.332cm" svg:y="12.924cm">
          <draw:text-box>
            <text:p text:style-name="P2">Kernel guest</text:p>
          </draw:text-box>
        </draw:frame>
        <draw:frame draw:style-name="gr2" draw:text-style-name="P2" draw:layer="layout" svg:width="5.345cm" svg:height="1.297cm" svg:x="11.337cm" svg:y="18.528cm">
          <draw:text-box>
            <text:p text:style-name="P2">Aplicaciones</text:p>
          </draw:text-box>
        </draw:frame>
        <draw:circle draw:style-name="gr1" draw:text-style-name="P1" draw:layer="layout" svg:width="20.25cm" svg:height="20.25cm" svg:x="3.839cm" svg:y="0.294cm">
          <text:p/>
        </draw:circle>
        <draw:frame draw:style-name="gr2" draw:text-style-name="P2" draw:layer="layout" svg:width="1.074cm" svg:height="1.297cm" svg:x="13.472cm" svg:y="10.428cm">
          <draw:text-box>
            <text:p text:style-name="P2">0</text:p>
          </draw:text-box>
        </draw:frame>
        <draw:frame draw:style-name="gr2" draw:text-style-name="P2" draw:layer="layout" svg:width="1.074cm" svg:height="1.297cm" svg:x="16.489cm" svg:y="10.428cm">
          <draw:text-box>
            <text:p text:style-name="P2">1</text:p>
          </draw:text-box>
        </draw:frame>
        <draw:frame draw:style-name="gr2" draw:text-style-name="P2" draw:layer="layout" svg:width="1.074cm" svg:height="1.297cm" svg:x="19.475cm" svg:y="10.428cm">
          <draw:text-box>
            <text:p text:style-name="P2">2</text:p>
          </draw:text-box>
        </draw:frame>
        <draw:frame draw:style-name="gr2" draw:text-style-name="P2" draw:layer="layout" svg:width="1.074cm" svg:height="1.297cm" svg:x="22.461cm" svg:y="10.428cm">
          <draw:text-box>
            <text:p text:style-name="P2"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4-10-19T20:25:54.426756340</meta:creation-date>
    <dc:date>2014-10-19T20:40:39.768198200</dc:date>
    <dc:creator>Eduardo Grosclaude</dc:creator>
    <meta:editing-duration>PT10M57S</meta:editing-duration>
    <meta:editing-cycles>2</meta:editing-cycles>
    <meta:generator>LibreOffice/4.3.1.2$Linux_x86 LibreOffice_project/958349dc3b25111dbca392fbc281a05559ef6848</meta:generator>
    <meta:document-statistic meta:object-count="23"/>
  </office:meta>
</office:document-meta>
</file>